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be709" officeooo:paragraph-rsid="000be709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officeooo:rsid="000be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e709" officeooo:paragraph-rsid="000be709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0be7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Крюков Андрей Юрьевич, P3114, <text:page-number text:select-page="current">1</text:page-number><text:s/>страница</text:p>
      </style:header>
      <style:footer>
        <text:p text:style-name="MP2"><text:date style:data-style-name="N37" text:date-value="2019-11-12T02:24:17.799032027" text:fixed="true">12.11.19</text:date><text:s/><text:time style:data-style-name="N41" text:time-value="2019-11-12T02:24:29.137534196" text:fixed="true">02:24:29</text:time>, <text:span text:style-name="MT1">количество слов: </text:span><text:word-count>13</text:word-count>, <text:span text:style-name="MT1">имя файла: </text:span><text:template-name text:display="name-and-extension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2:11:31.027993669</meta:creation-date>
    <dc:date>2019-11-12T02:29:22.548542285</dc:date>
    <meta:editing-duration>PT7M41S</meta:editing-duration>
    <meta:editing-cycles>1</meta:editing-cycles>
    <meta:document-statistic meta:table-count="0" meta:image-count="0" meta:object-count="0" meta:page-count="1" meta:paragraph-count="2" meta:word-count="13" meta:character-count="91" meta:non-whitespace-character-count="79"/>
    <meta:generator>LibreOffice/6.0.7.3$Linux_X86_64 LibreOffice_project/00m0$Build-3</meta:generator>
  </office:meta>
</office:document-meta>
</file>